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  <style:font-face style:name="Times New Roman" svg:font-family="Times New Roman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color="#000000" style:font-name="Times New Roman" fo:font-size="12pt" fo:language="en" fo:country="US" fo:font-weight="normal" fo:background-color="transparent" text:display="true"/>
    </style:style>
    <style:style style:name="P2" style:family="paragraph">
      <style:paragraph-properties fo:text-indent="0in" fo:margin-left="0pt"/>
    </style:style>
    <style:style style:name="P1" style:family="paragraph">
      <style:paragraph-properties fo:text-indent="-0.3000in"/>
    </style:style>
    <text:list-style style:name="L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</office:automatic-styles>
  <office:body>
    <office:text>
      <text:p><text:span text:style-name="T1">ABC</text:span></text:p>
      <table:table table:name="Table1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list text:style-name="L1">
        <text:list-item>
          <text:p text:style-name="P1"><text:span text:style-name="T2">a</text:span></text:p>
        </text:list-item>
      </text:list>
      <text:p text:style-name="P2"/>
      <text:p text:style-name="P2"/>
      <text:p text:style-name="P2"/>
      <text:table-of-content text:protected="true" text:name="Table of Contents1">
        <text:table-of-content-source text:outline-level="4">
          <text:table-of-content-entry-template text:outline-level="1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</text:table-of-content>
      <text:p text:style-name="P2"/>
      <table:table table:name="Table2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p text:style-name="P2"/>
      <text:p text:style-name="P2"><text:note text:id="note1" text:note-class="footnote"><text:note-citation>1</text:note-citation><text:note-body>    <text:p text:style-name="Footnote Text"> </text:p>
</text:note-body></text:note></text:p>
      <table:table table:name="Table3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p text:style-name="P2"/>
      <text:list text:style-name="L2">
        <text:list-item>
          <text:p text:style-name="P1"><text:span text:style-name="T2"/></text:p>
        </text:list-item>
      </text:list>
      <table:table table:name="Table4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able:table table:name="Table5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list text:style-name="L3">
        <text:list-item>
          <text:p text:style-name="P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Footnote Reference" style:family="text">
      <style:text-properties style:text-position="33%" fo:font-size="10pt"/>
    </style:style>
    <style:style style:name="Footnote Text" style:family="text" style:parent-style-name="Normal">
      <style:text-properties fo:font-size="10pt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